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luno" style:family="table">
      <style:table-properties style:width="16.113cm" table:align="margins"/>
    </style:style>
    <style:style style:name="Aluno.A" style:family="table-column">
      <style:table-column-properties style:column-width="5.371cm" style:rel-column-width="21845*"/>
    </style:style>
    <style:style style:name="Aluno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Aluno.C1" style:family="table-cell">
      <style:table-cell-properties fo:padding="0.049cm" fo:border="0.5pt solid #000000" style:writing-mode="page"/>
    </style:style>
    <style:style style:name="Aluno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Aluno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elaDisciplina" style:family="table">
      <style:table-properties style:width="16.113cm" table:align="margins"/>
    </style:style>
    <style:style style:name="TabelaDisciplina.A" style:family="table-column">
      <style:table-column-properties style:column-width="8.056cm" style:rel-column-width="32767*"/>
    </style:style>
    <style:style style:name="TabelaDisciplina.B" style:family="table-column">
      <style:table-column-properties style:column-width="8.057cm" style:rel-column-width="32768*"/>
    </style:style>
    <style:style style:name="TabelaDisciplina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elaDisciplina.B1" style:family="table-cell">
      <style:table-cell-properties fo:padding="0.049cm" fo:border="0.5pt solid #000000" style:writing-mode="page"/>
    </style:style>
    <style:style style:name="TabelaDisciplina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elaDisciplina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elaTurma" style:family="table">
      <style:table-properties style:width="16.113cm" table:align="margins"/>
    </style:style>
    <style:style style:name="TabelaTurma.A" style:family="table-column">
      <style:table-column-properties style:column-width="8.056cm" style:rel-column-width="32767*"/>
    </style:style>
    <style:style style:name="TabelaTurma.B" style:family="table-column">
      <style:table-column-properties style:column-width="8.057cm" style:rel-column-width="32768*"/>
    </style:style>
    <style:style style:name="TabelaTurma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elaTurma.B1" style:family="table-cell">
      <style:table-cell-properties fo:padding="0.049cm" fo:border="0.5pt solid #000000" style:writing-mode="page"/>
    </style:style>
    <style:style style:name="TabelaTurma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elaTurma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ELACIDADE" style:family="table">
      <style:table-properties style:width="16.113cm" table:align="margins"/>
    </style:style>
    <style:style style:name="TABELACIDADE.A" style:family="table-column">
      <style:table-column-properties style:column-width="8.056cm" style:rel-column-width="32767*"/>
    </style:style>
    <style:style style:name="TABELACIDADE.B" style:family="table-column">
      <style:table-column-properties style:column-width="8.057cm" style:rel-column-width="32768*"/>
    </style:style>
    <style:style style:name="TABELACIDADE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ELACIDADE.B1" style:family="table-cell">
      <style:table-cell-properties fo:padding="0.049cm" fo:border="0.5pt solid #000000" style:writing-mode="page"/>
    </style:style>
    <style:style style:name="TABELACIDADE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ELACIDADE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ela1" style:family="table">
      <style:table-properties style:width="16.113cm" table:align="margins"/>
    </style:style>
    <style:style style:name="Tabela1.A" style:family="table-column">
      <style:table-column-properties style:column-width="5.371cm" style:rel-column-width="21845*"/>
    </style:style>
    <style:style style:name="Tabela1.A1" style:family="table-cell">
      <style:table-cell-properties fo:padding="0.049cm" fo:border-left="0.5pt solid #000000" fo:border-right="none" fo:border-top="0.5pt solid #000000" fo:border-bottom="0.5pt solid #000000" style:writing-mode="page"/>
    </style:style>
    <style:style style:name="Tabela1.C1" style:family="table-cell">
      <style:table-cell-properties fo:padding="0.049cm" fo:border="0.5pt solid #000000" style:writing-mode="page"/>
    </style:style>
    <style:style style:name="Tabela1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ela1.C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60e6b" officeooo:paragraph-rsid="00060e6b"/>
    </style:style>
    <style:style style:name="P2" style:family="paragraph" style:parent-style-name="Table_20_Contents">
      <style:text-properties officeooo:rsid="00060e6b" officeooo:paragraph-rsid="00060e6b"/>
    </style:style>
    <style:style style:name="P3" style:family="paragraph" style:parent-style-name="Text_20_body">
      <style:text-properties officeooo:rsid="00060e6b" officeooo:paragraph-rsid="00060e6b"/>
    </style:style>
    <style:style style:name="P4" style:family="paragraph" style:parent-style-name="Table_20_Contents">
      <style:text-properties style:text-underline-style="solid" style:text-underline-width="auto" style:text-underline-color="font-color" officeooo:rsid="00060e6b" officeooo:paragraph-rsid="00060e6b"/>
    </style:style>
    <style:style style:name="P5" style:family="paragraph" style:parent-style-name="Table_20_Contents">
      <style:text-properties style:text-underline-style="solid" style:text-underline-width="auto" style:text-underline-color="font-color" officeooo:rsid="00060e6b" officeooo:paragraph-rsid="00060e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60e6b" officeooo:paragraph-rsid="00060e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officeooo:rsid="00060e6b" officeooo:paragraph-rsid="00060e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officeooo:rsid="00060e6b" officeooo:paragraph-rsid="00060e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 style:master-page-name="">
      <loext:graphic-properties draw:fill="none"/>
      <style:paragraph-properties fo:margin-left="0cm" fo:margin-right="4.6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6.007cm"/>
        </style:tab-stops>
      </style:paragraph-properties>
      <style:text-properties fo:font-style="normal" officeooo:rsid="00078ac6" officeooo:paragraph-rsid="00078ac6" style:font-style-asian="normal" style:font-style-complex="normal"/>
    </style:style>
    <style:style style:name="P10" style:family="paragraph" style:parent-style-name="Standard">
      <style:text-properties officeooo:rsid="00060e6b" officeooo:paragraph-rsid="00060e6b"/>
    </style:style>
    <style:style style:name="P11" style:family="paragraph" style:parent-style-name="Standard">
      <style:text-properties officeooo:rsid="00078ac6" officeooo:paragraph-rsid="00078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)</text:p>
      <text:p text:style-name="P3">TABELA ALUNO</text:p>
      <table:table table:name="Aluno" table:style-name="Aluno">
        <table:table-column table:style-name="Aluno.A" table:number-columns-repeated="3"/>
        <table:table-row>
          <table:table-cell table:style-name="Aluno.A1" office:value-type="string">
            <text:p text:style-name="P6">Codaluno</text:p>
          </table:table-cell>
          <table:table-cell table:style-name="Aluno.A1" office:value-type="string">
            <text:p text:style-name="P8">NomeAlu</text:p>
          </table:table-cell>
          <table:table-cell table:style-name="Aluno.C1" office:value-type="string">
            <text:p text:style-name="P8">CodCidade</text:p>
          </table:table-cell>
        </table:table-row>
        <table:table-row>
          <table:table-cell table:style-name="Aluno.A2" office:value-type="string">
            <text:p text:style-name="Table_20_Contents"/>
          </table:table-cell>
          <table:table-cell table:style-name="Aluno.A2" office:value-type="string">
            <text:p text:style-name="Table_20_Contents"/>
          </table:table-cell>
          <table:table-cell table:style-name="Aluno.C2" office:value-type="string">
            <text:p text:style-name="Table_20_Contents"/>
          </table:table-cell>
        </table:table-row>
      </table:table>
      <text:p text:style-name="Standard"/>
      <text:p text:style-name="P1">TABELA DISCIPLINA</text:p>
      <table:table table:name="TabelaDisciplina" table:style-name="TabelaDisciplina">
        <table:table-column table:style-name="TabelaDisciplina.A"/>
        <table:table-column table:style-name="TabelaDisciplina.B"/>
        <table:table-row>
          <table:table-cell table:style-name="TabelaDisciplina.A1" office:value-type="string">
            <text:p text:style-name="P6">CodDisc</text:p>
          </table:table-cell>
          <table:table-cell table:style-name="TabelaDisciplina.B1" office:value-type="string">
            <text:p text:style-name="P8">NomeDisc</text:p>
          </table:table-cell>
        </table:table-row>
        <table:table-row>
          <table:table-cell table:style-name="TabelaDisciplina.A2" office:value-type="string">
            <text:p text:style-name="Table_20_Contents"/>
          </table:table-cell>
          <table:table-cell table:style-name="TabelaDisciplina.B2" office:value-type="string">
            <text:p text:style-name="Table_20_Contents"/>
          </table:table-cell>
        </table:table-row>
      </table:table>
      <text:p text:style-name="P1"/>
      <text:p text:style-name="P1">TABELA TURMA</text:p>
      <table:table table:name="TabelaTurma" table:style-name="TabelaTurma">
        <table:table-column table:style-name="TabelaTurma.A"/>
        <table:table-column table:style-name="TabelaTurma.B"/>
        <table:table-row>
          <table:table-cell table:style-name="TabelaTurma.A1" office:value-type="string">
            <text:p text:style-name="P5">CodTurma</text:p>
          </table:table-cell>
          <table:table-cell table:style-name="TabelaTurma.B1" office:value-type="string">
            <text:p text:style-name="P7">DescricaoTurma</text:p>
          </table:table-cell>
        </table:table-row>
        <table:table-row>
          <table:table-cell table:style-name="TabelaTurma.A2" office:value-type="string">
            <text:p text:style-name="Table_20_Contents"/>
          </table:table-cell>
          <table:table-cell table:style-name="TabelaTurma.B2" office:value-type="string">
            <text:p text:style-name="Table_20_Contents"/>
          </table:table-cell>
        </table:table-row>
      </table:table>
      <text:p text:style-name="Standard"/>
      <text:p text:style-name="P1">TABELA CIDADE</text:p>
      <table:table table:name="TABELACIDADE" table:style-name="TABELACIDADE">
        <table:table-column table:style-name="TABELACIDADE.A"/>
        <table:table-column table:style-name="TABELACIDADE.B"/>
        <table:table-row>
          <table:table-cell table:style-name="TABELACIDADE.A1" office:value-type="string">
            <text:p text:style-name="P4">CodCidade</text:p>
          </table:table-cell>
          <table:table-cell table:style-name="TABELACIDADE.B1" office:value-type="string" table:protected="true">
            <text:p text:style-name="P2">NomeCidade</text:p>
          </table:table-cell>
        </table:table-row>
        <table:table-row>
          <table:table-cell table:style-name="TABELACIDADE.A2" office:value-type="string">
            <text:p text:style-name="Table_20_Contents"/>
          </table:table-cell>
          <table:table-cell table:style-name="TABELACIDADE.B2" office:value-type="string">
            <text:p text:style-name="Table_20_Contents"/>
          </table:table-cell>
        </table:table-row>
      </table:table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CodTurma</text:p>
          </table:table-cell>
          <table:table-cell table:style-name="Tabela1.A1" office:value-type="string">
            <text:p text:style-name="P2">CodAluno</text:p>
          </table:table-cell>
          <table:table-cell table:style-name="Tabela1.C1" office:value-type="string">
            <text:p text:style-name="P2">CodDis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1"/>
      <text:p text:style-name="P11">2)</text:p>
      <text:p text:style-name="P11"/>
      <text:p text:style-name="P11">nota_fiscal = {num_nota, cod_cliente, nome_cliente, logradouro_cliente, telefone_cliente, data_nota_fiscal, (cod_produto, desc_produto, qtdade, valor_produto, valor_total)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5T19:21:31.482000000</meta:creation-date>
    <dc:date>2023-08-15T19:48:44.669000000</dc:date>
    <meta:editing-duration>PT25M40S</meta:editing-duration>
    <meta:editing-cycles>2</meta:editing-cycles>
    <meta:generator>LibreOffice/7.4.4.2$Windows_X86_64 LibreOffice_project/85569322deea74ec9134968a29af2df5663baa21</meta:generator>
    <meta:document-statistic meta:table-count="5" meta:image-count="0" meta:object-count="0" meta:page-count="1" meta:paragraph-count="19" meta:word-count="35" meta:character-count="332" meta:non-whitespace-character-count="316"/>
  </office:meta>
</office:document-meta>
</file>